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text-properties fo:color="#1c1c1c" style:font-name="Verdana"/>
    </style:style>
    <style:style style:name="P3" style:family="paragraph" style:parent-style-name="Standard">
      <style:text-properties fo:color="#1c1c1c" style:font-name="Verdana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c1c1c" style:font-name="Verdana" fo:font-weight="bold" style:font-weight-asian="bold" style:font-weight-complex="bold"/>
    </style:style>
    <style:style style:name="P5" style:family="paragraph" style:parent-style-name="Standard">
      <style:text-properties fo:color="#1c1c1c" style:font-name="Verdana" fo:font-weight="normal" style:font-weight-asian="normal" style:font-weight-complex="normal"/>
    </style:style>
    <style:style style:name="P6" style:family="paragraph" style:parent-style-name="Standard">
      <style:paragraph-properties fo:line-height="100%" style:writing-mode="lr-tb"/>
      <style:text-properties fo:color="#1c1c1c" style:font-name="Verdana" fo:font-weight="bold" style:font-weight-asian="bold" style:font-weight-complex="bold"/>
    </style:style>
    <style:style style:name="P7" style:family="paragraph" style:parent-style-name="Standard" style:list-style-name="">
      <style:paragraph-properties fo:line-height="100%" style:writing-mode="lr-tb"/>
      <style:text-properties fo:color="#1c1c1c" style:font-name="Verdana" fo:font-weight="bold" style:font-weight-asian="bold" style:font-weight-complex="bold"/>
    </style:style>
    <style:style style:name="P8" style:family="paragraph" style:parent-style-name="Standard" style:list-style-name="">
      <style:paragraph-properties fo:line-height="100%" style:writing-mode="lr-tb"/>
    </style:style>
    <style:style style:name="P9" style:family="paragraph" style:parent-style-name="Standard" style:list-style-name="L2">
      <style:paragraph-properties fo:line-height="100%" style:writing-mode="lr-tb"/>
    </style:style>
    <style:style style:name="P10" style:family="paragraph" style:parent-style-name="Standard" style:list-style-name="">
      <style:paragraph-properties fo:margin-left="0cm" fo:margin-right="0cm" fo:margin-top="0cm" fo:margin-bottom="0.212cm" fo:line-height="100%" fo:text-indent="0cm" style:auto-text-indent="false" style:writing-mode="lr-tb"/>
      <style:text-properties style:font-name="Verdana"/>
    </style:style>
    <style:style style:name="P11" style:family="paragraph" style:parent-style-name="No_20_Spacing" style:list-style-name="">
      <style:paragraph-properties style:writing-mode="lr-tb"/>
      <style:text-properties style:font-name="Calibri" style:font-name-asian="Calibri" style:font-name-complex="Calibri"/>
    </style:style>
    <style:style style:name="P12" style:family="paragraph" style:parent-style-name="heading_20_2" style:list-style-name="">
      <style:paragraph-properties style:writing-mode="lr-tb"/>
    </style:style>
    <style:style style:name="P13" style:family="paragraph" style:parent-style-name="List_20_Paragraph" style:list-style-name="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Calibri" style:font-name-asian="Calibri" style:font-name-complex="Calibri"/>
    </style:style>
    <style:style style:name="P14" style:family="paragraph" style:parent-style-name="List_20_Paragraph" style:list-style-name="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Calibri" fo:font-weight="bold" style:font-name-asian="Calibri" style:font-weight-asian="bold" style:font-name-complex="Calibri" style:font-weight-complex="bold"/>
    </style:style>
    <style:style style:name="P15" style:family="paragraph" style:parent-style-name="List_20_Paragraph" style:list-style-name="">
      <style:paragraph-properties fo:margin-left="0cm" fo:margin-right="0cm" fo:margin-top="0cm" fo:margin-bottom="0cm" fo:text-align="justify" style:justify-single-word="false" fo:text-indent="0cm" style:auto-text-indent="false" style:writing-mode="lr-tb"/>
      <style:text-properties style:font-name="Calibri" fo:font-weight="bold" style:font-name-asian="Calibri" style:font-weight-asian="bold" style:font-name-complex="Calibri" style:font-weight-complex="bold"/>
    </style:style>
    <style:style style:name="P16" style:family="paragraph" style:parent-style-name="List_20_Paragraph" style:list-style-name="">
      <style:paragraph-properties fo:margin-left="0cm" fo:margin-right="0cm" fo:margin-top="0cm" fo:margin-bottom="0cm" fo:text-align="justify" style:justify-single-word="false" fo:text-indent="0cm" style:auto-text-indent="false" style:writing-mode="lr-tb"/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P17" style:family="paragraph" style:parent-style-name="List_20_Paragraph" style:list-style-name="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18" style:family="paragraph" style:parent-style-name="List_20_Paragraph" style:list-style-name="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1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Verdana"/>
    </style:style>
    <style:style style:name="P20" style:family="paragraph" style:parent-style-name="List_20_Paragraph" style:list-style-name="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Verdana"/>
    </style:style>
    <style:style style:name="P21" style:family="paragraph" style:parent-style-name="List_20_Paragraph" style:list-style-name="L3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Verdana"/>
    </style:style>
    <style:style style:name="P22" style:family="paragraph" style:parent-style-name="List_20_Paragraph" style:list-style-name="">
      <style:paragraph-properties fo:margin-left="0cm" fo:margin-right="0cm" fo:margin-top="0cm" fo:margin-bottom="0.212cm" fo:line-height="100%" fo:text-indent="0cm" style:auto-text-indent="false" style:writing-mode="lr-tb"/>
      <style:text-properties style:font-name="Calibri" fo:font-weight="bold" style:font-name-asian="Calibri" style:font-weight-asian="bold" style:font-name-complex="Calibri" style:font-weight-complex="bold"/>
    </style:style>
    <style:style style:name="P23" style:family="paragraph" style:parent-style-name="List_20_Paragraph" style:list-style-name="RTF_5f_Num_20_4">
      <style:paragraph-properties fo:margin-left="0cm" fo:margin-right="0cm" fo:margin-top="0cm" fo:margin-bottom="0.212cm" fo:line-height="100%" fo:text-indent="0cm" style:auto-text-indent="false" style:writing-mode="lr-tb">
        <style:tab-stops/>
      </style:paragraph-properties>
      <style:text-properties style:font-name="Calibri" style:font-name-asian="Calibri" style:font-name-complex="Calibri"/>
    </style:style>
    <style:style style:name="P24" style:family="paragraph" style:parent-style-name="List_20_Paragraph">
      <style:paragraph-properties fo:margin-left="0cm" fo:margin-right="0cm" fo:margin-top="0cm" fo:margin-bottom="0.212cm" fo:line-height="100%" fo:text-indent="0cm" style:auto-text-indent="false" style:writing-mode="lr-tb">
        <style:tab-stops/>
      </style:paragraph-properties>
      <style:text-properties fo:color="#1c1c1c" style:font-name="Verdana" fo:font-weight="bold" style:font-weight-asian="bold" style:font-weight-complex="bold"/>
    </style:style>
    <style:style style:name="P25" style:family="paragraph" style:parent-style-name="List_20_Paragraph" style:list-style-name="">
      <style:paragraph-properties fo:margin-left="0cm" fo:margin-right="0cm" fo:margin-top="0cm" fo:margin-bottom="0.212cm" fo:line-height="100%" fo:text-indent="0cm" style:auto-text-indent="false" style:writing-mode="lr-tb"/>
      <style:text-properties style:font-name="Verdana"/>
    </style:style>
    <style:style style:name="T1" style:family="text">
      <style:text-properties fo:font-weight="bold" style:font-name-asian="Calibri" style:font-weight-asian="bold" style:font-name-complex="Calibri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alibri" style:font-name-complex="Calibri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style:font-name-asian="Calibri" style:font-name-complex="Calibri"/>
    </style:style>
    <style:style style:name="T6" style:family="text">
      <style:text-properties fo:font-variant="normal" fo:text-transform="none" fo:letter-spacing="normal" fo:font-style="normal" style:font-name-asian="Calibri" style:font-name-complex="Calibri"/>
    </style:style>
    <style:style style:name="T7" style:family="text">
      <style:text-properties fo:font-variant="normal" fo:text-transform="none" fo:font-size="12pt" fo:letter-spacing="normal" fo:font-style="normal" fo:font-weight="normal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8" style:family="text">
      <style:text-properties fo:font-variant="normal" fo:text-transform="none" style:font-name="Calibri" fo:font-size="12pt" fo:letter-spacing="normal" fo:font-style="normal" fo:font-weight="normal" style:font-name-asian="Calibri" style:font-size-asian="12pt" style:font-name-complex="Calibri" style:font-size-complex="12pt"/>
    </style:style>
    <style:style style:name="T9" style:family="text">
      <style:text-properties fo:font-variant="normal" fo:text-transform="none" style:font-name="Calibri" fo:font-size="12pt" fo:letter-spacing="normal" fo:font-style="normal" fo:font-weight="normal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10" style:family="text">
      <style:text-properties fo:font-variant="normal" fo:text-transform="none" style:font-name="Calibri" fo:font-size="12pt" fo:letter-spacing="normal" fo:font-style="normal" fo:font-weight="normal" style:font-name-asian="Calibri" style:font-size-asian="12pt" style:font-weight-asian="bold" style:font-name-complex="Calibri" style:font-size-complex="12pt" style:font-weight-complex="bold"/>
    </style:style>
    <style:style style:name="T11" style:family="text">
      <style:text-properties fo:font-variant="normal" fo:text-transform="none" style:font-name="Calibri" fo:font-size="10pt" fo:letter-spacing="normal" fo:font-style="normal" fo:font-weight="normal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12" style:family="text">
      <style:text-properties style:font-name="Calibri" fo:font-size="12pt" style:font-name-asian="Calibri" style:font-size-asian="12pt" style:font-name-complex="Calibri" style:font-size-complex="12pt"/>
    </style:style>
    <style:style style:name="T13" style:family="text">
      <style:text-properties style:font-name="Calibri" fo:font-size="10pt" style:font-name-asian="Calibri" style:font-size-asian="10pt" style:font-name-complex="Calibri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GPD</text:p>
      <text:p text:style-name="P2"><text:span text:style-name="T1"/></text:p>
      <text:p text:style-name="P2"><text:span text:style-name="T1">Coordonnées du responsable de l’organisme</text:span></text:p>
      <text:p text:style-name="P2"><text:span text:style-name="T1"/></text:p>
      <text:p text:style-name="P5"><text:span text:style-name="T3">Vandermersch Charlotte</text:span></text:p>
      <text:p text:style-name="P3"><text:span text:style-name="T5">53 rue Albert Vanderhaeghen</text:span></text:p>
      <text:p text:style-name="P3"><text:span text:style-name="T5">59320 Haubourdin</text:span></text:p>
      <text:p text:style-name="P3"><text:span text:style-name="T5">03.20.95.47.56</text:span></text:p>
      <text:p text:style-name="P3"><text:a xlink:type="simple" xlink:href="mailto:rdvchirocharlotte@gmail.com" text:style-name="Internet_20_link" text:visited-style-name="Visited_20_Internet_20_Link"><text:span text:style-name="T5">rdvchirocharlotte@gmail.com</text:span></text:a></text:p>
      <text:p text:style-name="P3"><text:span text:style-name="T5"/></text:p>
      <text:p text:style-name="P3"><text:span text:style-name="T6">Gestion des patients</text:span></text:p>
      <text:p text:style-name="P3"><text:span text:style-name="T6"/></text:p>
      <text:h text:style-name="P12" text:outline-level="2">Objectifs poursuivis</text:h>
      <text:p text:style-name="P13"/>
      <text:p text:style-name="P8"><text:span text:style-name="Placeholder_20_Text"><text:span text:style-name="T12">Gestion des dossiers des patients, afin d’assurer le suivi des consultations, la qualité des soins et l’information des personnes.</text:span></text:span></text:p>
      <text:p text:style-name="P13"/>
      <text:h text:style-name="P12" text:outline-level="2">Catégories de personnes concernées</text:h>
      <text:list xml:id="list5185827881562433127" text:style-name="L2">
        <text:list-item>
          <text:p text:style-name="P9"><text:span text:style-name="Placeholder_20_Text"><text:span text:style-name="T12">Patients</text:span></text:span></text:p>
        </text:list-item>
        <text:list-item>
          <text:p text:style-name="P9"><text:span text:style-name="Placeholder_20_Text"><text:span text:style-name="T10">Personnes intéressées (rendez-vous n’ayant pas encore eu une première consultation…)</text:span></text:span></text:p>
        </text:list-item>
      </text:list>
      <text:p text:style-name="P6"><text:span text:style-name="Placeholder_20_Text"><text:span text:style-name="T8"/></text:span></text:p>
      <text:h text:style-name="P12" text:outline-level="2">Catégories de données collectées</text:h>
      <text:p text:style-name="P25"><text:span text:style-name="Placeholder_20_Text"><text:span text:style-name="T9">Nom, prénom, date de naissance, adresse, téléphone fixe, téléphone portable, courriel.</text:span></text:span></text:p>
      <text:p text:style-name="P25"><text:span text:style-name="Placeholder_20_Text"><text:span text:style-name="T9"/></text:span></text:p>
      <text:h text:style-name="P12" text:outline-level="2">Durées de conservation des catégories de données</text:h>
      <text:p text:style-name="P10"><text:span text:style-name="Placeholder_20_Text"><text:span text:style-name="T9">20 ans à compter de la dernière consultation, en application de la réglementation applicable aux professionnels de santés. </text:span></text:span></text:p>
      <text:p text:style-name="P10"><text:span text:style-name="Placeholder_20_Text"><text:span text:style-name="T9"/></text:span></text:p>
      <text:h text:style-name="P12" text:outline-level="2">Catégories de destinataires des données</text:h>
      <text:p text:style-name="P22">Destinataires internes</text:p>
      <text:p text:style-name="P16">(Exemples : entité ou service, catégories de personnes habilitées, direction informatique, etc.)</text:p>
      <text:p text:style-name="P13"/>
      <text:list xml:id="list3092294562580077282" text:style-name="L3">
        <text:list-item>
          <text:p text:style-name="P21"><text:span text:style-name="Placeholder_20_Text"><text:span text:style-name="T9">Le chiropracteur</text:span></text:span></text:p>
        </text:list-item>
        <text:list-item>
          <text:p text:style-name="P21"><text:span text:style-name="Placeholder_20_Text"><text:span text:style-name="T11">Les développeurs web</text:span></text:span></text:p>
        </text:list-item>
      </text:list>
      <text:p text:style-name="P19"><text:span text:style-name="Placeholder_20_Text"><text:span text:style-name="T11"/></text:span></text:p>
      <text:p text:style-name="P19"><text:span text:style-name="Placeholder_20_Text"><text:span text:style-name="T11"/></text:span></text:p>
      <text:p text:style-name="P15">Sous-traitants</text:p>
      <text:p text:style-name="P11"/>
      <text:p text:style-name="P20"><text:span text:style-name="Placeholder_20_Text"><text:span text:style-name="T11">1. </text:span></text:span><text:span text:style-name="Placeholder_20_Text"><text:span text:style-name="T9">OVH </text:span></text:span><text:span text:style-name="Placeholder_20_Text"><text:span text:style-name="T7">2 rue Kellermann </text:span></text:span></text:p>
      <text:p text:style-name="P1"><text:span text:style-name="T4">59100 Roubaix</text:span></text:p>
      <text:p text:style-name="P20"><text:span text:style-name="Placeholder_20_Text"><text:span text:style-name="T7">France.</text:span></text:span></text:p>
      <text:p text:style-name="P20"><text:span text:style-name="Placeholder_20_Text"><text:span text:style-name="T7"/></text:span></text:p>
      <text:h text:style-name="P12" text:outline-level="2">Transferts des données hors UE</text:h>
      <text:p text:style-name="P14">Des données personnelles sont-elles transmises hors de l’Union européenne ?</text:p>
      <text:p text:style-name="P11"><text:soft-page-break/></text:p>
      <text:p text:style-name="P20"><text:span text:style-name="Placeholder_20_Text"><text:span text:style-name="T7">NON</text:span></text:span></text:p>
      <text:p text:style-name="P7"><text:span text:style-name="Placeholder_20_Text"><text:span text:style-name="T8"/></text:span></text:p>
      <text:h text:style-name="P12" text:outline-level="2">Mesures de sécurité</text:h>
      <text:p text:style-name="P13"/>
      <text:list xml:id="list2717761552583417875" text:style-name="RTF_5f_Num_20_4">
        <text:list-item>
          <text:p text:style-name="P23">Contrôle d'accès des utilisateurs</text:p>
        </text:list-item>
      </text:list>
      <text:p text:style-name="P17"/>
      <text:p text:style-name="P8"><text:span text:style-name="Placeholder_20_Text"><text:span text:style-name="T12">Portes fermées à clé le soir et le week-end, visiteurs jamais laissés seuls dans la salle où sont accessibles les données.</text:span></text:span></text:p>
      <text:p text:style-name="P17"/>
      <text:p text:style-name="P13"/>
      <text:list xml:id="list34437798" text:continue-numbering="true" text:style-name="RTF_5f_Num_20_4">
        <text:list-item>
          <text:p text:style-name="P23">Mesures de protection des logiciels (antivirus, mises à jour et correctifs de sécurité, tests, etc.)</text:p>
        </text:list-item>
      </text:list>
      <text:p text:style-name="P17"/>
      <text:p text:style-name="P8"><text:span text:style-name="Placeholder_20_Text"><text:span text:style-name="T12">Antivirus à jour sur l’ordinateur de travail (windows defender), mises à jour systématiquement appliquées quand l’ordinateur le demande, mot de passe sécurisé selon les normes du la CNIL.</text:span></text:span></text:p>
      <text:p text:style-name="P13"/>
      <text:list xml:id="list34427741" text:continue-numbering="true" text:style-name="RTF_5f_Num_20_4">
        <text:list-item>
          <text:p text:style-name="P23">Sauvegarde des données</text:p>
        </text:list-item>
      </text:list>
      <text:p text:style-name="P17"/>
      <text:p text:style-name="P8"><text:span text:style-name="Placeholder_20_Text"><text:span text:style-name="T12">Sauvegarde des données sur clé USB chiffrée.</text:span></text:span></text:p>
      <text:p text:style-name="P18"><text:span text:style-name="Placeholder_20_Text"><text:span text:style-name="T12"/></text:span></text:p>
      <text:p text:style-name="P13"/>
      <text:list xml:id="list34425544" text:continue-numbering="true" text:style-name="RTF_5f_Num_20_4">
        <text:list-item>
          <text:p text:style-name="P23"><text:s/>Mesures de traçabilité</text:p>
        </text:list-item>
      </text:list>
      <text:p text:style-name="P10"><text:span text:style-name="Placeholder_20_Text"><text:span text:style-name="T9">Les données entrées par l'utilisateur sont conservées 20 ans à compter de la dernière consultation, en application de la réglementation applicable aux professionnels de santés. </text:span></text:span></text:p>
      <text:p text:style-name="P24"><text:span text:style-name="Placeholder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cm" fo:margin-bottom="0.212cm" fo:line-height="100%" fo:keep-together="always" fo:keep-with-next="always"/>
      <style:text-properties fo:color="#3f52a4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_20_Spacing" style:display-name="No Spacing" style:family="paragraph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Georgia" fo:font-size="11pt" fo:language="fr" fo:country="FR" style:font-name-asian="Georgia" style:font-size-asian="11pt" style:language-asian="en" style:country-asian="US" style:font-name-complex="Georgia" style:font-size-complex="11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style:font-name-complex="Times New Roman1"/>
    </style:style>
    <style:style style:name="Numbering_20_Symbols" style:display-name="Numbering Symbols" style:family="text"/>
    <style:style style:name="RTF_5f_Num_20_4_20_1" style:display-name="RTF_Num 4 1" style:family="text">
      <style:text-properties style:font-name-complex="Times New Roman1"/>
    </style:style>
    <style:style style:name="RTF_5f_Num_20_4_20_2" style:display-name="RTF_Num 4 2" style:family="text">
      <style:text-properties style:font-name-complex="Times New Roman1"/>
    </style:style>
    <style:style style:name="RTF_5f_Num_20_4_20_3" style:display-name="RTF_Num 4 3" style:family="text">
      <style:text-properties style:font-name-complex="Times New Roman1"/>
    </style:style>
    <style:style style:name="RTF_5f_Num_20_4_20_4" style:display-name="RTF_Num 4 4" style:family="text">
      <style:text-properties style:font-name-complex="Times New Roman1"/>
    </style:style>
    <style:style style:name="RTF_5f_Num_20_4_20_5" style:display-name="RTF_Num 4 5" style:family="text">
      <style:text-properties style:font-name-complex="Times New Roman1"/>
    </style:style>
    <style:style style:name="RTF_5f_Num_20_4_20_6" style:display-name="RTF_Num 4 6" style:family="text">
      <style:text-properties style:font-name-complex="Times New Roman1"/>
    </style:style>
    <style:style style:name="RTF_5f_Num_20_4_20_7" style:display-name="RTF_Num 4 7" style:family="text">
      <style:text-properties style:font-name-complex="Times New Roman1"/>
    </style:style>
    <style:style style:name="RTF_5f_Num_20_4_20_8" style:display-name="RTF_Num 4 8" style:family="text">
      <style:text-properties style:font-name-complex="Times New Roman1"/>
    </style:style>
    <style:style style:name="RTF_5f_Num_20_4_20_9" style:display-name="RTF_Num 4 9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4" style:display-name="RTF_Num 4">
      <text:list-level-style-number text:level="1" text:style-name="RTF_5f_Num_20_4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4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4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4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ence Delporte</meta:initial-creator>
    <meta:creation-date>2023-05-25T11:42:32.69</meta:creation-date>
    <dc:date>2023-05-25T14:19:07.86</dc:date>
    <dc:creator>Laurence Delporte</dc:creator>
    <meta:editing-duration>PT2H36M32S</meta:editing-duration>
    <meta:editing-cycles>7</meta:editing-cycles>
    <meta:generator>OpenOffice/4.1.13$Win32 OpenOffice.org_project/4113m1$Build-9810</meta:generator>
    <meta:document-statistic meta:table-count="0" meta:image-count="0" meta:object-count="0" meta:page-count="2" meta:paragraph-count="38" meta:word-count="261" meta:character-count="1838"/>
  </office:meta>
</office:document-meta>
</file>